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'Segoe UI', Arial, freesans, sans-serif, 'Apple Color Emoji', 'Segoe UI Emoji', 'Segoe UI Symbol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37e3b" officeooo:paragraph-rsid="00137e3b"/>
    </style:style>
    <style:style style:name="P2" style:family="paragraph" style:parent-style-name="Standard">
      <style:text-properties officeooo:paragraph-rsid="00137e3b"/>
    </style:style>
    <style:style style:name="P3" style:family="paragraph" style:parent-style-name="Standard">
      <style:text-properties fo:font-size="12pt" officeooo:rsid="00137e3b" officeooo:paragraph-rsid="00137e3b" style:font-size-asian="12pt" style:font-size-complex="12pt"/>
    </style:style>
    <style:style style:name="P4" style:family="paragraph" style:parent-style-name="Standard">
      <style:text-properties fo:font-variant="normal" fo:text-transform="none" fo:color="#333333" style:font-name="Helvetica Neue" fo:font-size="12pt" fo:letter-spacing="normal" fo:font-style="normal" fo:font-weight="normal" officeooo:rsid="00137e3b" officeooo:paragraph-rsid="00137e3b" style:font-size-asian="12pt" style:font-size-complex="12pt"/>
    </style:style>
    <style:style style:name="P5" style:family="paragraph" style:parent-style-name="Standard">
      <style:text-properties fo:font-variant="normal" fo:text-transform="none" fo:color="#333333" style:font-name="Helvetica Neue" fo:font-size="12pt" fo:letter-spacing="normal" fo:font-style="normal" fo:font-weight="normal" officeooo:rsid="00137e3b" officeooo:paragraph-rsid="00137e3b"/>
    </style:style>
    <style:style style:name="P6" style:family="paragraph" style:parent-style-name="Standard">
      <style:text-properties fo:font-variant="normal" fo:text-transform="none" fo:color="#333333" style:font-name="Helvetica Neue" fo:font-size="12pt" fo:letter-spacing="normal" fo:font-style="normal" fo:font-weight="normal" officeooo:rsid="00146b5d" officeooo:paragraph-rsid="00137e3b"/>
    </style:style>
    <style:style style:name="T1" style:family="text">
      <style:text-properties officeooo:rsid="00137e3b"/>
    </style:style>
    <style:style style:name="T2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3" style:family="text">
      <style:text-properties fo:font-variant="normal" fo:text-transform="none" fo:color="#333333" style:font-name="Helvetica Neue" fo:font-size="12pt" fo:letter-spacing="normal" fo:font-style="normal" fo:font-weight="normal" officeooo:rsid="00137e3b"/>
    </style:style>
    <style:style style:name="T4" style:family="text">
      <style:text-properties fo:font-variant="normal" fo:text-transform="none" fo:color="#333333" style:font-name="Helvetica Neue" fo:font-size="12pt" fo:letter-spacing="normal" fo:font-style="normal" fo:font-weight="normal" officeooo:rsid="00139688"/>
    </style:style>
    <style:style style:name="T5" style:family="text">
      <style:text-properties officeooo:rsid="00159e2f"/>
    </style:style>
    <style:style style:name="T6" style:family="text">
      <style:text-properties style:font-name="Helvetica Neue" fo:font-size="12pt" fo:font-style="normal" fo:font-weight="normal"/>
    </style:style>
    <style:style style:name="T7" style:family="text">
      <style:text-properties style:font-name="Helvetica Neue" fo:font-size="12pt" fo:font-style="normal" fo:font-weight="normal" officeooo:rsid="00146b5d"/>
    </style:style>
    <style:style style:name="T8" style:family="text">
      <style:text-properties style:font-name="Helvetica Neue" fo:font-size="12pt" fo:font-style="normal" fo:font-weight="normal" officeooo:rsid="00159e2f"/>
    </style:style>
    <style:style style:name="T9" style:family="text">
      <style:text-properties style:font-name="Helvetica Neue" fo:font-size="12pt" fo:font-style="normal" fo:font-weight="normal" style:font-name-asian="Helvetica Neue" style:font-size-asian="12pt" style:font-style-asian="normal" style:font-weight-asian="normal"/>
    </style:style>
    <style:style style:name="T10" style:family="text">
      <style:text-properties style:font-name-asian="Helvetica Neue" style:font-size-asian="12pt" style:font-style-asian="normal" style:font-weight-asian="normal"/>
    </style:style>
    <style:style style:name="T11" style:family="text">
      <style:text-properties officeooo:rsid="00159e2f" style:font-name-asian="Helvetica Neue" style:font-size-asian="12pt" style:font-style-asian="normal" style:font-weight-asian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nal 使用中遇到的问题。</text:p>
      <text:p text:style-name="P1"/>
      <text:p text:style-name="P3">问题１、</text:p>
      <text:p text:style-name="P2"><text:span text:style-name="T1">　　通过修改实例配置文件中的</text:span><text:span text:style-name="T2">canal.instance.filter.regex属性　来指定</text:span><text:span text:style-name="T3">canal监听的表。但是程序运行中仍然监听所有的表。</text:span></text:p>
      <text:p text:style-name="P4">导致问题出现原因：</text:p>
      <text:p text:style-name="P1"><text:span text:style-name="T2">　　在</text:span><text:span text:style-name="T4">从gitHub拷贝下来的</text:span><text:span text:style-name="T2">java代码中CanalConnector实例初始化过程中，执行connector.subscribe()时给予参数，导致canal的egex属性被重新赋值，而这个属性的改变不会显示再配置文件中。</text:span></text:p>
      <text:p text:style-name="P5">解决方法：</text:p>
      <text:p text:style-name="P5">在初始化CanalConnector时，执行connector.subscribe()，时不要添加参数。</text:p>
      <text:p text:style-name="P5">每次修改监听表的时候最好删除实例文件夹下的meta.dat文件</text:p>
      <text:p text:style-name="P6">问题2</text:p>
      <text:p text:style-name="P6"><text:s text:c="7"/>修改实例的配置文件监听binlog的起始位置,修改的配置没有生效</text:p>
      <text:p text:style-name="P6">导致问题出现的原因:</text:p>
      <text:p text:style-name="P6">设置监听的起始位置有两张方式: </text:p>
      <text:p text:style-name="Standard">1.canal.instance.master.journal.name + canal.instance.master.position : 精确指定一个binlog位点，进行启动</text:p>
      <text:p text:style-name="Standard">2.canal.instance.master.timestamp : 指定一个时间戳，canal会自动遍历mysql binlog，找到对应时间戳的binlog位点后，进行启动</text:p>
      <text:p text:style-name="Standard">使用第一种方式时position的值需要与binlog中数据的其实位置对应,不能随便制定一个偏移量.</text:p>
      <text:p text:style-name="P6"/>
      <text:p text:style-name="P6"><text:s text:c="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'Segoe UI', Arial, freesans, sans-serif, 'Apple Color Emoji', 'Segoe UI Emoji', 'Segoe UI Symbol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18:28:32.491939707</meta:creation-date>
    <dc:date>2016-03-09T17:15:53.019970074</dc:date>
    <meta:editing-duration>PT13M38S</meta:editing-duration>
    <meta:editing-cycles>3</meta:editing-cycles>
    <meta:generator>LibreOffice/5.0.2.2$Linux_X86_64 LibreOffice_project/00m0$Build-2</meta:generator>
    <meta:document-statistic meta:table-count="0" meta:image-count="0" meta:object-count="0" meta:page-count="1" meta:paragraph-count="16" meta:word-count="321" meta:character-count="607" meta:non-whitespace-character-count="579"/>
  </office:meta>
</office:document-meta>
</file>